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39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2002" number:language="en" number:country="GB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  <style:style style:name="ce3" style:family="table-cell" style:parent-style-name="Default" style:data-style-name="N32002"/>
    <style:style style:name="ce4" style:family="table-cell" style:parent-style-name="Default" style:data-style-name="N8106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<text:span text:style-name="T1">Count</text:span> <text:span text:style-name="T1">Must</text:span></text:p>
          </table:table-cell>
          <table:table-cell table:style-name="ce2" office:value-type="string">
            <text:p>Count</text:p>
          </table:table-cell>
          <table:table-cell table:style-name="ce2" office:value-type="string">
            <text:p>Delta</text:p>
          </table:table-cell>
          <table:table-cell table:style-name="ce2" office:value-type="string">
            <text:p>Power</text:p>
          </table:table-cell>
          <table:table-cell table:style-name="ce1">
            <draw:frame table:end-cell-address="Лист1.O33" table:end-x="2.008cm" table:end-y="0.247cm" draw:z-index="0" draw:style-name="gr1" draw:text-style-name="P1" svg:width="23.557cm" svg:height="14.479cm" svg:x="1.032cm" svg:y="0.239cm">
              <draw:object draw:notify-on-update-of-ranges="Лист1.C2:Лист1.C20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2]-[.A2]" office:value-type="float" office:value="-2">
            <text:p>-2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3]-[.A3]" office:value-type="float" office:value="-4">
            <text:p>-4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4]-[.A4]" office:value-type="float" office:value="-4">
            <text:p>-4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5]-[.A5]" office:value-type="float" office:value="-5">
            <text:p>-5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6]-[.A6]" office:value-type="float" office:value="-4">
            <text:p>-4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B7]-[.A7]" office:value-type="float" office:value="-3">
            <text:p>-3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B8]-[.A8]" office:value-type="float" office:value="-3">
            <text:p>-3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B9]-[.A9]" office:value-type="float" office:value="-3">
            <text:p>-3</text:p>
          </table:table-cell>
          <table:table-cell office:value-type="float" office:value="275">
            <text:p>275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[.B10]-[.A10]" office:value-type="float" office:value="-2">
            <text:p>-2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[.B11]-[.A11]" office:value-type="float" office:value="-1">
            <text:p>-1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formula="of:=[.B12]-[.A12]" office:value-type="float" office:value="-2">
            <text:p>-2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B13]-[.A13]" office:value-type="float" office:value="-1">
            <text:p>-1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14]-[.A14]" office:value-type="float" office:value="-1">
            <text:p>-1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[.B15]-[.A15]" office:value-type="float" office:value="-1">
            <text:p>-1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[.B16]-[.A16]" office:value-type="float" office:value="-1">
            <text:p>-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formula="of:=[.B17]-[.A17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formula="of:=[.B18]-[.A18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formula="of:=[.B19]-[.A19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7">
            <text:p>17</text:p>
          </table:table-cell>
          <table:table-cell table:formula="of:=[.B20]-[.A20]"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8">
            <text:p>18</text:p>
          </table:table-cell>
          <table:table-cell table:formula="of:=[.B21]-[.A21]" office:value-type="float" office:value="0">
            <text:p>0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B22]-[.A22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B23]-[.A23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B24]-[.A24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B25]-[.A25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26]-[.A26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27]-[.A27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B28]-[.A28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29]-[.A29]" office:value-type="float" office:value="1">
            <text:p>1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30]-[.A30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31]-[.A31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32]-[.A32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33]-[.A33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B34]-[.A34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B35]-[.A35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formula="of:=[.B36]-[.A36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formula="of:=[.B37]-[.A37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38]-[.A38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formula="of:=[.B39]-[.A39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B40]-[.A40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formula="of:=[.B41]-[.A41]"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formula="of:=[.B42]-[.A42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formula="of:=[.B43]-[.A43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formula="of:=[.B44]-[.A44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formula="of:=[.B45]-[.A45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table:formula="of:=[.B46]-[.A46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table:formula="of:=[.B47]-[.A47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  <table:table-cell table:formula="of:=[.B48]-[.A48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formula="of:=[.B49]-[.A49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table:formula="of:=[.B50]-[.A50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table:formula="of:=[.B51]-[.A51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table:formula="of:=[.B52]-[.A52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[.B53]-[.A53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table:formula="of:=[.B54]-[.A54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formula="of:=[.B55]-[.A55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formula="of:=[.B56]-[.A56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table:formula="of:=[.B57]-[.A57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table:formula="of:=[.B58]-[.A58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table:formula="of:=[.B59]-[.A59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table:formula="of:=[.B60]-[.A60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table:formula="of:=[.B61]-[.A61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table:formula="of:=[.B62]-[.A62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[.B63]-[.A63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table:formula="of:=[.B64]-[.A64]"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formula="of:=[.B65]-[.A65]"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B66]-[.A66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67]-[.A67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table:formula="of:=[.B68]-[.A68]" office:value-type="float" office:value="2">
            <text:p>2</text:p>
          </table:table-cell>
          <table:table-cell table:number-columns-repeated="1021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formula="of:=[.B69]-[.A69]" office:value-type="float" office:value="3">
            <text:p>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table:formula="of:=[.B70]-[.A70]" office:value-type="float" office:value="4">
            <text:p>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table:formula="of:=[.B71]-[.A71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table:formula="of:=[.B72]-[.A72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table:formula="of:=[.B73]-[.A73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table:formula="of:=[.B74]-[.A74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  <table:table-cell table:formula="of:=[.B75]-[.A75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table:formula="of:=[.B76]-[.A76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4">
            <text:p>74</text:p>
          </table:table-cell>
          <table:table-cell table:formula="of:=[.B77]-[.A77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table:formula="of:=[.B78]-[.A78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table:formula="of:=[.B79]-[.A79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table:formula="of:=[.B80]-[.A80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table:formula="of:=[.B81]-[.A81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table:formula="of:=[.B82]-[.A82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B83]-[.A83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table:formula="of:=[.B84]-[.A84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2">
            <text:p>82</text:p>
          </table:table-cell>
          <table:table-cell table:formula="of:=[.B85]-[.A85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3">
            <text:p>83</text:p>
          </table:table-cell>
          <table:table-cell table:formula="of:=[.B86]-[.A86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table:formula="of:=[.B87]-[.A87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formula="of:=[.B88]-[.A88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table:formula="of:=[.B89]-[.A89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table:formula="of:=[.B90]-[.A90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table:formula="of:=[.B91]-[.A91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table:formula="of:=[.B92]-[.A92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table:formula="of:=[.B93]-[.A93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1">
            <text:p>91</text:p>
          </table:table-cell>
          <table:table-cell table:formula="of:=[.B94]-[.A94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table:formula="of:=[.B95]-[.A95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3">
            <text:p>93</text:p>
          </table:table-cell>
          <table:table-cell table:formula="of:=[.B96]-[.A96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table:formula="of:=[.B97]-[.A97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formula="of:=[.B98]-[.A98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table:formula="of:=[.B99]-[.A99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table:formula="of:=[.B100]-[.A100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table:formula="of:=[.B101]-[.A101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table:formula="of:=[.B102]-[.A102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table:formula="of:=[.B103]-[.A103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01">
            <text:p>101</text:p>
          </table:table-cell>
          <table:table-cell table:formula="of:=[.B104]-[.A104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table:formula="of:=[.B105]-[.A105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table:formula="of:=[.B106]-[.A106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table:formula="of:=[.B107]-[.A107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table:formula="of:=[.B108]-[.A108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table:formula="of:=[.B109]-[.A109]" office:value-type="float" office:value="5">
            <text:p>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7">
            <text:p>107</text:p>
          </table:table-cell>
          <table:table-cell table:formula="of:=[.B110]-[.A110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[.B111]-[.A111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table:formula="of:=[.B112]-[.A112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table:formula="of:=[.B113]-[.A113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table:formula="of:=[.B114]-[.A114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table:formula="of:=[.B115]-[.A115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formula="of:=[.B116]-[.A116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14">
            <text:p>114</text:p>
          </table:table-cell>
          <table:table-cell table:formula="of:=[.B117]-[.A117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5">
            <text:p>115</text:p>
          </table:table-cell>
          <table:table-cell table:formula="of:=[.B118]-[.A118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6">
            <text:p>116</text:p>
          </table:table-cell>
          <table:table-cell table:formula="of:=[.B119]-[.A119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table:formula="of:=[.B120]-[.A120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formula="of:=[.B121]-[.A121]" office:value-type="float" office:value="6">
            <text:p>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table:formula="of:=[.B122]-[.A122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table:formula="of:=[.B123]-[.A123]" office:value-type="float" office:value="7">
            <text:p>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 table:formula="of:=[.B124]-[.A124]" office:value-type="float" office:value="8">
            <text:p>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formula="of:=[.B125]-[.A125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 table:formula="of:=[.B126]-[.A126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table:formula="of:=[.B127]-[.A127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table:formula="of:=[.B128]-[.A128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formula="of:=[.B129]-[.A129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7">
            <text:p>127</text:p>
          </table:table-cell>
          <table:table-cell table:formula="of:=[.B130]-[.A130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28">
            <text:p>128</text:p>
          </table:table-cell>
          <table:table-cell table:formula="of:=[.B131]-[.A131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29">
            <text:p>129</text:p>
          </table:table-cell>
          <table:table-cell table:formula="of:=[.B132]-[.A132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30">
            <text:p>130</text:p>
          </table:table-cell>
          <table:table-cell table:formula="of:=[.B133]-[.A133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31">
            <text:p>131</text:p>
          </table:table-cell>
          <table:table-cell table:formula="of:=[.B134]-[.A134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32">
            <text:p>132</text:p>
          </table:table-cell>
          <table:table-cell table:formula="of:=[.B135]-[.A135]" office:value-type="float" office:value="9">
            <text:p>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33">
            <text:p>133</text:p>
          </table:table-cell>
          <table:table-cell table:formula="of:=[.B136]-[.A136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table:formula="of:=[.B137]-[.A137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5">
            <text:p>135</text:p>
          </table:table-cell>
          <table:table-cell table:formula="of:=[.B138]-[.A138]" office:value-type="float" office:value="11">
            <text:p>11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6">
            <text:p>136</text:p>
          </table:table-cell>
          <table:table-cell table:formula="of:=[.B139]-[.A139]" office:value-type="float" office:value="11">
            <text:p>11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37">
            <text:p>137</text:p>
          </table:table-cell>
          <table:table-cell table:formula="of:=[.B140]-[.A140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8">
            <text:p>138</text:p>
          </table:table-cell>
          <table:table-cell table:formula="of:=[.B141]-[.A141]" office:value-type="float" office:value="11">
            <text:p>11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39">
            <text:p>139</text:p>
          </table:table-cell>
          <table:table-cell table:formula="of:=[.B142]-[.A142]" office:value-type="float" office:value="11">
            <text:p>11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table:formula="of:=[.B143]-[.A143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table:formula="of:=[.B144]-[.A144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  <table:table-cell table:formula="of:=[.B145]-[.A145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table:formula="of:=[.B146]-[.A146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table:formula="of:=[.B147]-[.A147]" office:value-type="float" office:value="10">
            <text:p>1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  <table:table-cell table:formula="of:=[.B148]-[.A148]" office:value-type="float" office:value="11">
            <text:p>11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46">
            <text:p>146</text:p>
          </table:table-cell>
          <table:table-cell table:formula="of:=[.B149]-[.A149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47">
            <text:p>147</text:p>
          </table:table-cell>
          <table:table-cell table:formula="of:=[.B150]-[.A150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  <table:table-cell table:formula="of:=[.B151]-[.A151]" office:value-type="float" office:value="13">
            <text:p>1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49">
            <text:p>149</text:p>
          </table:table-cell>
          <table:table-cell table:formula="of:=[.B152]-[.A152]" office:value-type="float" office:value="14">
            <text:p>1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50">
            <text:p>150</text:p>
          </table:table-cell>
          <table:table-cell table:formula="of:=[.B153]-[.A153]" office:value-type="float" office:value="13">
            <text:p>1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51">
            <text:p>151</text:p>
          </table:table-cell>
          <table:table-cell table:formula="of:=[.B154]-[.A154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52">
            <text:p>152</text:p>
          </table:table-cell>
          <table:table-cell table:formula="of:=[.B155]-[.A155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table:formula="of:=[.B156]-[.A156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54">
            <text:p>154</text:p>
          </table:table-cell>
          <table:table-cell table:formula="of:=[.B157]-[.A157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table:formula="of:=[.B158]-[.A158]" office:value-type="float" office:value="12">
            <text:p>12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table:formula="of:=[.B159]-[.A159]" office:value-type="float" office:value="13">
            <text:p>1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table:formula="of:=[.B160]-[.A160]" office:value-type="float" office:value="13">
            <text:p>13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  <table:table-cell table:formula="of:=[.B161]-[.A161]" office:value-type="float" office:value="14">
            <text:p>1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table:formula="of:=[.B162]-[.A162]" office:value-type="float" office:value="14">
            <text:p>14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60">
            <text:p>160</text:p>
          </table:table-cell>
          <table:table-cell table:formula="of:=[.B163]-[.A163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61">
            <text:p>161</text:p>
          </table:table-cell>
          <table:table-cell table:formula="of:=[.B164]-[.A164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62">
            <text:p>162</text:p>
          </table:table-cell>
          <table:table-cell table:formula="of:=[.B165]-[.A165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table:formula="of:=[.B166]-[.A166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table:formula="of:=[.B167]-[.A167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65">
            <text:p>165</text:p>
          </table:table-cell>
          <table:table-cell table:formula="of:=[.B168]-[.A168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66">
            <text:p>166</text:p>
          </table:table-cell>
          <table:table-cell table:formula="of:=[.B169]-[.A169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67">
            <text:p>167</text:p>
          </table:table-cell>
          <table:table-cell table:formula="of:=[.B170]-[.A170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68">
            <text:p>168</text:p>
          </table:table-cell>
          <table:table-cell table:formula="of:=[.B171]-[.A171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69">
            <text:p>169</text:p>
          </table:table-cell>
          <table:table-cell table:formula="of:=[.B172]-[.A172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70">
            <text:p>170</text:p>
          </table:table-cell>
          <table:table-cell table:formula="of:=[.B173]-[.A173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71">
            <text:p>171</text:p>
          </table:table-cell>
          <table:table-cell table:formula="of:=[.B174]-[.A174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72">
            <text:p>172</text:p>
          </table:table-cell>
          <table:table-cell table:formula="of:=[.B175]-[.A175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73">
            <text:p>173</text:p>
          </table:table-cell>
          <table:table-cell table:formula="of:=[.B176]-[.A176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table:formula="of:=[.B177]-[.A177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table:formula="of:=[.B178]-[.A178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76">
            <text:p>176</text:p>
          </table:table-cell>
          <table:table-cell table:formula="of:=[.B179]-[.A179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77">
            <text:p>177</text:p>
          </table:table-cell>
          <table:table-cell table:formula="of:=[.B180]-[.A180]" office:value-type="float" office:value="15">
            <text:p>15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78">
            <text:p>178</text:p>
          </table:table-cell>
          <table:table-cell table:formula="of:=[.B181]-[.A181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79">
            <text:p>179</text:p>
          </table:table-cell>
          <table:table-cell table:formula="of:=[.B182]-[.A182]" office:value-type="float" office:value="16">
            <text:p>16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80">
            <text:p>180</text:p>
          </table:table-cell>
          <table:table-cell table:formula="of:=[.B183]-[.A183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table:formula="of:=[.B184]-[.A184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table:formula="of:=[.B185]-[.A185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83">
            <text:p>183</text:p>
          </table:table-cell>
          <table:table-cell table:formula="of:=[.B186]-[.A186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84">
            <text:p>184</text:p>
          </table:table-cell>
          <table:table-cell table:formula="of:=[.B187]-[.A187]" office:value-type="float" office:value="19">
            <text:p>1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85">
            <text:p>185</text:p>
          </table:table-cell>
          <table:table-cell table:formula="of:=[.B188]-[.A188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86">
            <text:p>186</text:p>
          </table:table-cell>
          <table:table-cell table:formula="of:=[.B189]-[.A189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87">
            <text:p>187</text:p>
          </table:table-cell>
          <table:table-cell table:formula="of:=[.B190]-[.A190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88">
            <text:p>188</text:p>
          </table:table-cell>
          <table:table-cell table:formula="of:=[.B191]-[.A191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89">
            <text:p>189</text:p>
          </table:table-cell>
          <table:table-cell table:formula="of:=[.B192]-[.A192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table:formula="of:=[.B193]-[.A193]" office:value-type="float" office:value="17">
            <text:p>17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91">
            <text:p>191</text:p>
          </table:table-cell>
          <table:table-cell table:formula="of:=[.B194]-[.A194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92">
            <text:p>192</text:p>
          </table:table-cell>
          <table:table-cell table:formula="of:=[.B195]-[.A195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93">
            <text:p>193</text:p>
          </table:table-cell>
          <table:table-cell table:formula="of:=[.B196]-[.A196]" office:value-type="float" office:value="19">
            <text:p>1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table:formula="of:=[.B197]-[.A197]" office:value-type="float" office:value="19">
            <text:p>1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95">
            <text:p>195</text:p>
          </table:table-cell>
          <table:table-cell table:formula="of:=[.B198]-[.A198]" office:value-type="float" office:value="20">
            <text:p>20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96">
            <text:p>196</text:p>
          </table:table-cell>
          <table:table-cell table:formula="of:=[.B199]-[.A199]" office:value-type="float" office:value="19">
            <text:p>19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table:formula="of:=[.B200]-[.A200]" office:value-type="float" office:value="18">
            <text:p>18</text:p>
          </table:table-cell>
          <table:table-cell office:value-type="float" office:value="235">
            <text:p>235</text:p>
          </table:table-cell>
          <table:table-cell table:number-columns-repeated="1020"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table:formula="of:=[.B201]-[.A201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99">
            <text:p>199</text:p>
          </table:table-cell>
          <table:table-cell table:formula="of:=[.B202]-[.A202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200">
            <text:p>200</text:p>
          </table:table-cell>
          <table:table-cell table:formula="of:=[.B203]-[.A203]"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1020"/>
        </table:table-row>
      </table:table>
      <table:table table:name="Лист2" table:style-name="ta1" table:print="false">
        <table:table-column table:style-name="co1" table:number-columns-repeated="4" table:default-cell-style-name="Default"/>
        <table:table-row table:style-name="ro2">
          <table:table-cell office:value-type="float" office:value="0">
            <text:p>0</text:p>
            <draw:frame table:end-cell-address="Лист2.P34" table:end-x="0.028cm" table:end-y="0.156cm" draw:z-index="0" draw:style-name="gr1" draw:text-style-name="P1" svg:width="32.7cm" svg:height="14.951cm" svg:x="1.199cm" svg:y="0.108cm">
              <draw:object draw:notify-on-update-of-ranges="Лист2.C1:Лист2.C205 Лист2.D1:Лист2.D20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formula="of:=[.B1]-[.A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2]-[.A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3]-[.A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4]-[.A4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5]-[.A5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6]-[.A6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B7]-[.A7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8]-[.A8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9]-[.A9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formula="of:=[.B10]-[.A10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B11]-[.A11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B12]-[.A12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formula="of:=[.B13]-[.A1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formula="of:=[.B14]-[.A14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15]-[.A1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B16]-[.A16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B17]-[.A17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B18]-[.A1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B19]-[.A1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[.B20]-[.A2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formula="of:=[.B21]-[.A2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B22]-[.A22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[.B23]-[.A2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table:formula="of:=[.B24]-[.A2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B25]-[.A2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.B26]-[.A26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.B27]-[.A27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table:formula="of:=[.B28]-[.A2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[.B29]-[.A2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formula="of:=[.B30]-[.A3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formula="of:=[.B31]-[.A3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table:formula="of:=[.B32]-[.A3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33]-[.A33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34]-[.A34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35]-[.A35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B36]-[.A36]" office:value-type="float" office:value="-1">
            <text:p>-1</text:p>
          </table:table-cell>
          <table:table-cell/>
        </table:table-row>
        <table:table-row table:style-name="ro2">
          <table:table-cell table:number-columns-repeated="2" office:value-type="float" office:value="34">
            <text:p>34</text:p>
          </table:table-cell>
          <table:table-cell table:formula="of:=[.B37]-[.A37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35">
            <text:p>35</text:p>
          </table:table-cell>
          <table:table-cell table:formula="of:=[.B38]-[.A3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36">
            <text:p>36</text:p>
          </table:table-cell>
          <table:table-cell table:formula="of:=[.B39]-[.A3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[.B40]-[.A40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38">
            <text:p>38</text:p>
          </table:table-cell>
          <table:table-cell table:formula="of:=[.B41]-[.A4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39">
            <text:p>39</text:p>
          </table:table-cell>
          <table:table-cell table:formula="of:=[.B42]-[.A42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40">
            <text:p>40</text:p>
          </table:table-cell>
          <table:table-cell table:formula="of:=[.B43]-[.A4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[.B44]-[.A44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[.B45]-[.A45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[.B46]-[.A46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table:formula="of:=[.B47]-[.A47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[.B48]-[.A48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formula="of:=[.B49]-[.A4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formula="of:=[.B50]-[.A5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table:formula="of:=[.B51]-[.A51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[.B52]-[.A52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B53]-[.A53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formula="of:=[.B54]-[.A54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formula="of:=[.B55]-[.A55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formula="of:=[.B56]-[.A56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formula="of:=[.B57]-[.A57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table:formula="of:=[.B58]-[.A58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B59]-[.A59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table:formula="of:=[.B60]-[.A60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61]-[.A61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table:formula="of:=[.B62]-[.A62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formula="of:=[.B63]-[.A63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B64]-[.A64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formula="of:=[.B65]-[.A65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B66]-[.A66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formula="of:=[.B67]-[.A67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[.B68]-[.A68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66">
            <text:p>66</text:p>
          </table:table-cell>
          <table:table-cell table:formula="of:=[.B69]-[.A6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f:=[.B70]-[.A70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formula="of:=[.B71]-[.A7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 table:formula="of:=[.B72]-[.A72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table:formula="of:=[.B73]-[.A73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table:formula="of:=[.B74]-[.A74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table:formula="of:=[.B75]-[.A75]" office:value-type="float" office:value="-4">
            <text:p>-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table:formula="of:=[.B76]-[.A76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table:formula="of:=[.B77]-[.A77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table:formula="of:=[.B78]-[.A78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table:formula="of:=[.B79]-[.A7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table:formula="of:=[.B80]-[.A8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formula="of:=[.B81]-[.A8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table:formula="of:=[.B82]-[.A8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table:formula="of:=[.B83]-[.A83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formula="of:=[.B84]-[.A8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table:formula="of:=[.B85]-[.A8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formula="of:=[.B86]-[.A86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formula="of:=[.B87]-[.A87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formula="of:=[.B88]-[.A8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formula="of:=[.B89]-[.A89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table:formula="of:=[.B90]-[.A90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table:formula="of:=[.B91]-[.A91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formula="of:=[.B92]-[.A92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table:formula="of:=[.B93]-[.A93]" office:value-type="float" office:value="-1">
            <text:p>-1</text:p>
          </table:table-cell>
          <table:table-cell/>
        </table:table-row>
        <table:table-row table:style-name="ro2">
          <table:table-cell table:number-columns-repeated="2" office:value-type="float" office:value="91">
            <text:p>91</text:p>
          </table:table-cell>
          <table:table-cell table:formula="of:=[.B94]-[.A94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2">
            <text:p>92</text:p>
          </table:table-cell>
          <table:table-cell table:formula="of:=[.B95]-[.A9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3">
            <text:p>93</text:p>
          </table:table-cell>
          <table:table-cell table:formula="of:=[.B96]-[.A9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table:formula="of:=[.B97]-[.A97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[.B98]-[.A98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formula="of:=[.B99]-[.A99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formula="of:=[.B100]-[.A100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table:formula="of:=[.B101]-[.A101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formula="of:=[.B102]-[.A102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B103]-[.A103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01">
            <text:p>101</text:p>
          </table:table-cell>
          <table:table-cell table:formula="of:=[.B104]-[.A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table:formula="of:=[.B105]-[.A105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formula="of:=[.B106]-[.A106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04">
            <text:p>104</text:p>
          </table:table-cell>
          <table:table-cell table:formula="of:=[.B107]-[.A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table:formula="of:=[.B108]-[.A108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table:formula="of:=[.B109]-[.A109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table:formula="of:=[.B110]-[.A110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8">
            <text:p>108</text:p>
          </table:table-cell>
          <table:table-cell table:formula="of:=[.B111]-[.A111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formula="of:=[.B112]-[.A112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formula="of:=[.B113]-[.A113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table:formula="of:=[.B114]-[.A114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table:formula="of:=[.B115]-[.A115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formula="of:=[.B116]-[.A116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formula="of:=[.B117]-[.A117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table:formula="of:=[.B118]-[.A118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table:formula="of:=[.B119]-[.A119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table:formula="of:=[.B120]-[.A12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18">
            <text:p>118</text:p>
          </table:table-cell>
          <table:table-cell table:formula="of:=[.B121]-[.A121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table:formula="of:=[.B122]-[.A122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table:formula="of:=[.B123]-[.A123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table:formula="of:=[.B124]-[.A124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table:formula="of:=[.B125]-[.A125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table:formula="of:=[.B126]-[.A126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table:formula="of:=[.B127]-[.A127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5">
            <text:p>125</text:p>
          </table:table-cell>
          <table:table-cell table:formula="of:=[.B128]-[.A128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table:formula="of:=[.B129]-[.A129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27">
            <text:p>127</text:p>
          </table:table-cell>
          <table:table-cell table:formula="of:=[.B130]-[.A13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table:formula="of:=[.B131]-[.A131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29">
            <text:p>129</text:p>
          </table:table-cell>
          <table:table-cell table:formula="of:=[.B132]-[.A132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table:formula="of:=[.B133]-[.A133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formula="of:=[.B134]-[.A134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[.B135]-[.A135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[.B136]-[.A136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137]-[.A137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[.B138]-[.A138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table:formula="of:=[.B139]-[.A13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7">
            <text:p>137</text:p>
          </table:table-cell>
          <table:table-cell table:formula="of:=[.B140]-[.A14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table:formula="of:=[.B141]-[.A141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[.B142]-[.A142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table:formula="of:=[.B143]-[.A143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table:formula="of:=[.B144]-[.A144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2">
            <text:p>142</text:p>
          </table:table-cell>
          <table:table-cell table:formula="of:=[.B145]-[.A145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table:formula="of:=[.B146]-[.A146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44">
            <text:p>144</text:p>
          </table:table-cell>
          <table:table-cell table:formula="of:=[.B147]-[.A147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formula="of:=[.B148]-[.A148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table:formula="of:=[.B149]-[.A14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table:formula="of:=[.B150]-[.A150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51]-[.A151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52]-[.A152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table:formula="of:=[.B153]-[.A153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table:formula="of:=[.B154]-[.A154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table:formula="of:=[.B155]-[.A155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table:formula="of:=[.B156]-[.A156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table:formula="of:=[.B157]-[.A157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55">
            <text:p>155</text:p>
          </table:table-cell>
          <table:table-cell table:formula="of:=[.B158]-[.A158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table:formula="of:=[.B159]-[.A159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57">
            <text:p>157</text:p>
          </table:table-cell>
          <table:table-cell table:formula="of:=[.B160]-[.A16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58">
            <text:p>158</text:p>
          </table:table-cell>
          <table:table-cell table:formula="of:=[.B161]-[.A161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59">
            <text:p>159</text:p>
          </table:table-cell>
          <table:table-cell table:formula="of:=[.B162]-[.A162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formula="of:=[.B163]-[.A163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table:formula="of:=[.B164]-[.A164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2">
            <text:p>162</text:p>
          </table:table-cell>
          <table:table-cell table:formula="of:=[.B165]-[.A165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table:formula="of:=[.B166]-[.A166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formula="of:=[.B167]-[.A167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5">
            <text:p>165</text:p>
          </table:table-cell>
          <table:table-cell table:formula="of:=[.B168]-[.A168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66">
            <text:p>166</text:p>
          </table:table-cell>
          <table:table-cell table:formula="of:=[.B169]-[.A16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[.B170]-[.A170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table:formula="of:=[.B171]-[.A171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table:formula="of:=[.B172]-[.A172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[.B173]-[.A173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71">
            <text:p>171</text:p>
          </table:table-cell>
          <table:table-cell table:formula="of:=[.B174]-[.A174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72">
            <text:p>172</text:p>
          </table:table-cell>
          <table:table-cell table:formula="of:=[.B175]-[.A17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73">
            <text:p>173</text:p>
          </table:table-cell>
          <table:table-cell table:formula="of:=[.B176]-[.A17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74">
            <text:p>174</text:p>
          </table:table-cell>
          <table:table-cell table:formula="of:=[.B177]-[.A17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formula="of:=[.B178]-[.A178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formula="of:=[.B179]-[.A179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table:formula="of:=[.B180]-[.A180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181]-[.A181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table:formula="of:=[.B182]-[.A182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[.B183]-[.A183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table:formula="of:=[.B184]-[.A184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table:formula="of:=[.B185]-[.A185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table:formula="of:=[.B186]-[.A186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4">
            <text:p>184</text:p>
          </table:table-cell>
          <table:table-cell table:formula="of:=[.B187]-[.A187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table:formula="of:=[.B188]-[.A188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table:formula="of:=[.B189]-[.A189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87">
            <text:p>187</text:p>
          </table:table-cell>
          <table:table-cell table:formula="of:=[.B190]-[.A190]"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88">
            <text:p>188</text:p>
          </table:table-cell>
          <table:table-cell table:formula="of:=[.B191]-[.A191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  <table:table-cell table:formula="of:=[.B192]-[.A192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table:formula="of:=[.B193]-[.A193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formula="of:=[.B194]-[.A194]"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92">
            <text:p>192</text:p>
          </table:table-cell>
          <table:table-cell table:formula="of:=[.B195]-[.A195]" office:value-type="float" office:value="3">
            <text:p>3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[.B196]-[.A196]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table:formula="of:=[.B197]-[.A197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93">
            <text:p>193</text:p>
          </table:table-cell>
          <table:table-cell table:formula="of:=[.B198]-[.A198]" office:value-type="float" office:value="-3">
            <text:p>-3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94">
            <text:p>194</text:p>
          </table:table-cell>
          <table:table-cell table:formula="of:=[.B199]-[.A19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5">
            <text:p>195</text:p>
          </table:table-cell>
          <table:table-cell table:formula="of:=[.B200]-[.A20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96">
            <text:p>196</text:p>
          </table:table-cell>
          <table:table-cell table:formula="of:=[.B201]-[.A20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table:formula="of:=[.B202]-[.A20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table:formula="of:=[.B203]-[.A20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table:formula="of:=[.B204]-[.A204]" office:value-type="float" office:value="-1">
            <text:p>-1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table:formula="of:=[.B205]-[.A205]" office:value-type="float" office:value="-1">
            <text:p>-1</text:p>
          </table:table-cell>
          <table:table-cell/>
        </table:table-row>
      </table:table>
      <table:table table:name="Лист3" table:style-name="ta1" table:print="false">
        <table:table-column table:style-name="co1" table:number-columns-repeated="4" table:default-cell-style-name="Default"/>
        <table:table-row table:style-name="ro2">
          <table:table-cell office:value-type="float" office:value="2">
            <text:p>2</text:p>
            <draw:frame table:end-cell-address="Лист3.P34" table:end-x="0.112cm" table:end-y="0.293cm" draw:z-index="0" draw:style-name="gr1" draw:text-style-name="P1" svg:width="33.816cm" svg:height="14.903cm" svg:x="0.167cm" svg:y="0.293cm">
              <draw:object draw:notify-on-update-of-ranges="Лист3.C1:Лист3.C202 Лист3.D1:Лист3.D20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formula="of:=[.B1]-[.A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]-[.A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]-[.A3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4]-[.A4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B5]-[.A5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B6]-[.A6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7]-[.A7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8]-[.A8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B9]-[.A9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B10]-[.A10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[.B11]-[.A11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B12]-[.A12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13]-[.A13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[.B14]-[.A14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B15]-[.A15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[.B16]-[.A16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[.B17]-[.A17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[.B18]-[.A18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[.B19]-[.A19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20]-[.A20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B21]-[.A21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[.B22]-[.A22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[.B23]-[.A23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B24]-[.A2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B25]-[.A2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26]-[.A2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[.B27]-[.A2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28]-[.A2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[.B29]-[.A2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.B30]-[.A3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B31]-[.A3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32]-[.A3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33]-[.A3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34]-[.A3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B35]-[.A3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B36]-[.A3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formula="of:=[.B37]-[.A3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[.B38]-[.A3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B39]-[.A3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[.B40]-[.A4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formula="of:=[.B41]-[.A4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formula="of:=[.B42]-[.A4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[.B43]-[.A4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formula="of:=[.B44]-[.A4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formula="of:=[.B45]-[.A4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f:=[.B46]-[.A46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[.B47]-[.A47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[.B48]-[.A4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[.B49]-[.A4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B50]-[.A5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B51]-[.A5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formula="of:=[.B52]-[.A5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53]-[.A5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[.B54]-[.A5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formula="of:=[.B55]-[.A5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formula="of:=[.B56]-[.A56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formula="of:=[.B57]-[.A57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B58]-[.A5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formula="of:=[.B59]-[.A5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[.B60]-[.A6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formula="of:=[.B61]-[.A6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formula="of:=[.B62]-[.A6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formula="of:=[.B63]-[.A63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formula="of:=[.B64]-[.A6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formula="of:=[.B65]-[.A6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formula="of:=[.B66]-[.A6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formula="of:=[.B67]-[.A6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formula="of:=[.B68]-[.A6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67">
            <text:p>67</text:p>
          </table:table-cell>
          <table:table-cell table:formula="of:=[.B69]-[.A6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68">
            <text:p>68</text:p>
          </table:table-cell>
          <table:table-cell table:formula="of:=[.B70]-[.A7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69">
            <text:p>69</text:p>
          </table:table-cell>
          <table:table-cell table:formula="of:=[.B71]-[.A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[.B72]-[.A7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73]-[.A7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B74]-[.A7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73">
            <text:p>73</text:p>
          </table:table-cell>
          <table:table-cell table:formula="of:=[.B75]-[.A7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4">
            <text:p>74</text:p>
          </table:table-cell>
          <table:table-cell table:formula="of:=[.B76]-[.A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formula="of:=[.B77]-[.A7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76">
            <text:p>76</text:p>
          </table:table-cell>
          <table:table-cell table:formula="of:=[.B78]-[.A7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7">
            <text:p>77</text:p>
          </table:table-cell>
          <table:table-cell table:formula="of:=[.B79]-[.A7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8">
            <text:p>78</text:p>
          </table:table-cell>
          <table:table-cell table:formula="of:=[.B80]-[.A8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9">
            <text:p>79</text:p>
          </table:table-cell>
          <table:table-cell table:formula="of:=[.B81]-[.A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82]-[.A8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81">
            <text:p>81</text:p>
          </table:table-cell>
          <table:table-cell table:formula="of:=[.B83]-[.A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formula="of:=[.B84]-[.A8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83">
            <text:p>83</text:p>
          </table:table-cell>
          <table:table-cell table:formula="of:=[.B85]-[.A8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4">
            <text:p>84</text:p>
          </table:table-cell>
          <table:table-cell table:formula="of:=[.B86]-[.A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87]-[.A8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86">
            <text:p>86</text:p>
          </table:table-cell>
          <table:table-cell table:formula="of:=[.B88]-[.A8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7">
            <text:p>87</text:p>
          </table:table-cell>
          <table:table-cell table:formula="of:=[.B89]-[.A8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8">
            <text:p>88</text:p>
          </table:table-cell>
          <table:table-cell table:formula="of:=[.B90]-[.A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formula="of:=[.B91]-[.A9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90">
            <text:p>90</text:p>
          </table:table-cell>
          <table:table-cell table:formula="of:=[.B92]-[.A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f:=[.B93]-[.A9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92">
            <text:p>92</text:p>
          </table:table-cell>
          <table:table-cell table:formula="of:=[.B94]-[.A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formula="of:=[.B95]-[.A9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94">
            <text:p>94</text:p>
          </table:table-cell>
          <table:table-cell table:formula="of:=[.B96]-[.A9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5">
            <text:p>95</text:p>
          </table:table-cell>
          <table:table-cell table:formula="of:=[.B97]-[.A97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6">
            <text:p>96</text:p>
          </table:table-cell>
          <table:table-cell table:formula="of:=[.B98]-[.A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formula="of:=[.B99]-[.A9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98">
            <text:p>98</text:p>
          </table:table-cell>
          <table:table-cell table:formula="of:=[.B100]-[.A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formula="of:=[.B101]-[.A10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formula="of:=[.B102]-[.A10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table:formula="of:=[.B103]-[.A10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formula="of:=[.B104]-[.A10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formula="of:=[.B105]-[.A10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04">
            <text:p>104</text:p>
          </table:table-cell>
          <table:table-cell table:formula="of:=[.B106]-[.A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formula="of:=[.B107]-[.A10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06">
            <text:p>106</text:p>
          </table:table-cell>
          <table:table-cell table:formula="of:=[.B108]-[.A10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07">
            <text:p>107</text:p>
          </table:table-cell>
          <table:table-cell table:formula="of:=[.B109]-[.A10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08">
            <text:p>108</text:p>
          </table:table-cell>
          <table:table-cell table:formula="of:=[.B110]-[.A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formula="of:=[.B111]-[.A11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formula="of:=[.B112]-[.A11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11">
            <text:p>111</text:p>
          </table:table-cell>
          <table:table-cell table:formula="of:=[.B113]-[.A11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12">
            <text:p>112</text:p>
          </table:table-cell>
          <table:table-cell table:formula="of:=[.B114]-[.A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formula="of:=[.B115]-[.A11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formula="of:=[.B116]-[.A11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formula="of:=[.B117]-[.A11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16">
            <text:p>116</text:p>
          </table:table-cell>
          <table:table-cell table:formula="of:=[.B118]-[.A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f:=[.B119]-[.A11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18">
            <text:p>118</text:p>
          </table:table-cell>
          <table:table-cell table:formula="of:=[.B120]-[.A12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19">
            <text:p>119</text:p>
          </table:table-cell>
          <table:table-cell table:formula="of:=[.B121]-[.A12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20">
            <text:p>120</text:p>
          </table:table-cell>
          <table:table-cell table:formula="of:=[.B122]-[.A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formula="of:=[.B123]-[.A12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22">
            <text:p>122</text:p>
          </table:table-cell>
          <table:table-cell table:formula="of:=[.B124]-[.A1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table:formula="of:=[.B125]-[.A12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24">
            <text:p>124</text:p>
          </table:table-cell>
          <table:table-cell table:formula="of:=[.B126]-[.A12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25">
            <text:p>125</text:p>
          </table:table-cell>
          <table:table-cell table:formula="of:=[.B127]-[.A1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formula="of:=[.B128]-[.A12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formula="of:=[.B129]-[.A12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formula="of:=[.B130]-[.A130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[.B131]-[.A13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32]-[.A13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formula="of:=[.B133]-[.A13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[.B134]-[.A13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[.B135]-[.A13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136]-[.A13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[.B137]-[.A13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138]-[.A13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39]-[.A13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40]-[.A14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39">
            <text:p>139</text:p>
          </table:table-cell>
          <table:table-cell table:formula="of:=[.B141]-[.A14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0">
            <text:p>140</text:p>
          </table:table-cell>
          <table:table-cell table:formula="of:=[.B142]-[.A142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1">
            <text:p>141</text:p>
          </table:table-cell>
          <table:table-cell table:formula="of:=[.B143]-[.A14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2">
            <text:p>142</text:p>
          </table:table-cell>
          <table:table-cell table:formula="of:=[.B144]-[.A1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145]-[.A14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44">
            <text:p>144</text:p>
          </table:table-cell>
          <table:table-cell table:formula="of:=[.B146]-[.A1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formula="of:=[.B147]-[.A14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46">
            <text:p>146</text:p>
          </table:table-cell>
          <table:table-cell table:formula="of:=[.B148]-[.A14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7">
            <text:p>147</text:p>
          </table:table-cell>
          <table:table-cell table:formula="of:=[.B149]-[.A1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50]-[.A15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51]-[.A15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50">
            <text:p>150</text:p>
          </table:table-cell>
          <table:table-cell table:formula="of:=[.B152]-[.A152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1">
            <text:p>151</text:p>
          </table:table-cell>
          <table:table-cell table:formula="of:=[.B153]-[.A1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formula="of:=[.B154]-[.A15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53">
            <text:p>153</text:p>
          </table:table-cell>
          <table:table-cell table:formula="of:=[.B155]-[.A15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4">
            <text:p>154</text:p>
          </table:table-cell>
          <table:table-cell table:formula="of:=[.B156]-[.A15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5">
            <text:p>155</text:p>
          </table:table-cell>
          <table:table-cell table:formula="of:=[.B157]-[.A1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formula="of:=[.B158]-[.A15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table:formula="of:=[.B159]-[.A15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58">
            <text:p>158</text:p>
          </table:table-cell>
          <table:table-cell table:formula="of:=[.B160]-[.A16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9">
            <text:p>159</text:p>
          </table:table-cell>
          <table:table-cell table:formula="of:=[.B161]-[.A1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table:formula="of:=[.B162]-[.A16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61">
            <text:p>161</text:p>
          </table:table-cell>
          <table:table-cell table:formula="of:=[.B163]-[.A16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2">
            <text:p>162</text:p>
          </table:table-cell>
          <table:table-cell table:formula="of:=[.B164]-[.A1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formula="of:=[.B165]-[.A16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64">
            <text:p>164</text:p>
          </table:table-cell>
          <table:table-cell table:formula="of:=[.B166]-[.A16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5">
            <text:p>165</text:p>
          </table:table-cell>
          <table:table-cell table:formula="of:=[.B167]-[.A167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6">
            <text:p>166</text:p>
          </table:table-cell>
          <table:table-cell table:formula="of:=[.B168]-[.A1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[.B169]-[.A16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formula="of:=[.B170]-[.A17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69">
            <text:p>169</text:p>
          </table:table-cell>
          <table:table-cell table:formula="of:=[.B171]-[.A1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table:formula="of:=[.B172]-[.A17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71">
            <text:p>171</text:p>
          </table:table-cell>
          <table:table-cell table:formula="of:=[.B173]-[.A17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72">
            <text:p>172</text:p>
          </table:table-cell>
          <table:table-cell table:formula="of:=[.B174]-[.A1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formula="of:=[.B175]-[.A17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formula="of:=[.B176]-[.A17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table:formula="of:=[.B177]-[.A177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formula="of:=[.B178]-[.A178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formula="of:=[.B179]-[.A17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180]-[.A180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[.B181]-[.A18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[.B182]-[.A182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formula="of:=[.B183]-[.A18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formula="of:=[.B184]-[.A184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formula="of:=[.B185]-[.A18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[.B186]-[.A186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[.B187]-[.A18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[.B188]-[.A18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formula="of:=[.B189]-[.A18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[.B190]-[.A19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formula="of:=[.B191]-[.A19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[.B192]-[.A192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formula="of:=[.B193]-[.A19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[.B194]-[.A19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formula="of:=[.B195]-[.A19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formula="of:=[.B196]-[.A19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[.B197]-[.A19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table:formula="of:=[.B198]-[.A19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table:formula="of:=[.B199]-[.A19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formula="of:=[.B200]-[.A200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99">
            <text:p>199</text:p>
          </table:table-cell>
          <table:table-cell table:formula="of:=[.B201]-[.A20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200">
            <text:p>200</text:p>
          </table:table-cell>
          <table:table-cell table:formula="of:=[.B202]-[.A202]" office:value-type="float" office:value="0">
            <text:p>0</text:p>
          </table:table-cell>
          <table:table-cell/>
        </table:table-row>
      </table:table>
      <table:table table:name="Лист4" table:style-name="ta1" table:print="false">
        <table:table-column table:style-name="co1" table:number-columns-repeated="5" table:default-cell-style-name="Default"/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1]-[.A1]" office:value-type="float" office:value="-2">
            <text:p>-2</text:p>
          </table:table-cell>
          <table:table-cell/>
          <table:table-cell>
            <draw:frame table:end-cell-address="Лист4.O31" table:end-x="0.893cm" table:end-y="0.399cm" draw:z-index="0" draw:style-name="gr1" draw:text-style-name="P1" svg:width="23.373cm" svg:height="13.847cm" svg:x="0.101cm" svg:y="0.1cm">
              <draw:object draw:notify-on-update-of-ranges="Лист4.C1:Лист4.C204 Лист4.D1:Лист4.D20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2]-[.A2]" office:value-type="float" office:value="-4">
            <text:p>-4</text:p>
          </table:table-cell>
          <table:table-cell office:value-type="float" office:value="255">
            <text:p>25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]-[.A3]" office:value-type="float" office:value="-4">
            <text:p>-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4]-[.A4]" office:value-type="float" office:value="-4">
            <text:p>-4</text:p>
          </table:table-cell>
          <table:table-cell office:value-type="float" office:value="220">
            <text:p>22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5]-[.A5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B6]-[.A6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B7]-[.A7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formula="of:=[.B8]-[.A8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B9]-[.A9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formula="of:=[.B10]-[.A10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formula="of:=[.B11]-[.A11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B12]-[.A12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formula="of:=[.B13]-[.A13]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formula="of:=[.B14]-[.A14]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formula="of:=[.B15]-[.A15]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[.B16]-[.A16]" office:value-type="float" office:value="-3">
            <text:p>-3</text:p>
          </table:table-cell>
          <table:table-cell office:value-type="float" office:value="210">
            <text:p>21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[.B17]-[.A17]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formula="of:=[.B18]-[.A18]" office:value-type="float" office:value="-2">
            <text:p>-2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[.B19]-[.A19]" office:value-type="float" office:value="-1">
            <text:p>-1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formula="of:=[.B20]-[.A20]" office:value-type="float" office:value="-1">
            <text:p>-1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formula="of:=[.B21]-[.A21]" office:value-type="float" office:value="-1">
            <text:p>-1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table:formula="of:=[.B22]-[.A22]" office:value-type="float" office:value="-1">
            <text:p>-1</text:p>
          </table:table-cell>
          <table:table-cell office:value-type="float" office:value="190">
            <text:p>190</text:p>
          </table:table-cell>
          <table:table-cell/>
        </table:table-row>
        <table:table-row table:style-name="ro2">
          <table:table-cell table:number-columns-repeated="2" office:value-type="float" office:value="21">
            <text:p>21</text:p>
          </table:table-cell>
          <table:table-cell table:formula="of:=[.B23]-[.A2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2">
            <text:p>22</text:p>
          </table:table-cell>
          <table:table-cell table:formula="of:=[.B24]-[.A24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B25]-[.A25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B26]-[.A26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formula="of:=[.B27]-[.A27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B28]-[.A28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B29]-[.A2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B30]-[.A30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B31]-[.A31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B32]-[.A32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.B33]-[.A33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formula="of:=[.B34]-[.A34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formula="of:=[.B35]-[.A35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B36]-[.A36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formula="of:=[.B37]-[.A37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[.B38]-[.A38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formula="of:=[.B39]-[.A39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table:formula="of:=[.B40]-[.A40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table:formula="of:=[.B41]-[.A41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B42]-[.A42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table:formula="of:=[.B43]-[.A43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table:formula="of:=[.B44]-[.A44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table:formula="of:=[.B45]-[.A45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table:formula="of:=[.B46]-[.A46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[.B47]-[.A47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table:formula="of:=[.B48]-[.A48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formula="of:=[.B49]-[.A49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table:formula="of:=[.B50]-[.A50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table:formula="of:=[.B51]-[.A5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B52]-[.A52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table:formula="of:=[.B53]-[.A53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table:formula="of:=[.B54]-[.A54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  <table:table-cell table:formula="of:=[.B55]-[.A55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table:formula="of:=[.B56]-[.A56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table:formula="of:=[.B57]-[.A57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table:formula="of:=[.B58]-[.A58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table:formula="of:=[.B59]-[.A5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table:formula="of:=[.B60]-[.A60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table:formula="of:=[.B61]-[.A61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table:formula="of:=[.B62]-[.A62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table:formula="of:=[.B63]-[.A63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table:formula="of:=[.B64]-[.A64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formula="of:=[.B65]-[.A65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B66]-[.A66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formula="of:=[.B67]-[.A67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table:formula="of:=[.B68]-[.A68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table:formula="of:=[.B69]-[.A69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table:formula="of:=[.B70]-[.A70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formula="of:=[.B71]-[.A71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table:formula="of:=[.B72]-[.A72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table:formula="of:=[.B73]-[.A73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table:formula="of:=[.B74]-[.A74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formula="of:=[.B75]-[.A75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table:formula="of:=[.B76]-[.A76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table:formula="of:=[.B77]-[.A77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table:formula="of:=[.B78]-[.A78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table:formula="of:=[.B79]-[.A7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formula="of:=[.B80]-[.A80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table:formula="of:=[.B81]-[.A8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table:formula="of:=[.B82]-[.A82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table:formula="of:=[.B83]-[.A83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table:formula="of:=[.B84]-[.A84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table:formula="of:=[.B85]-[.A85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table:formula="of:=[.B86]-[.A86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[.B87]-[.A87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table:formula="of:=[.B88]-[.A88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table:formula="of:=[.B89]-[.A89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table:formula="of:=[.B90]-[.A90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formula="of:=[.B91]-[.A91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table:formula="of:=[.B92]-[.A92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">
            <text:p>91</text:p>
          </table:table-cell>
          <table:table-cell table:formula="of:=[.B93]-[.A93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table:formula="of:=[.B94]-[.A94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table:formula="of:=[.B95]-[.A95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table:formula="of:=[.B96]-[.A96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table:formula="of:=[.B97]-[.A97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table:formula="of:=[.B98]-[.A98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table:formula="of:=[.B99]-[.A99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table:formula="of:=[.B100]-[.A100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table:formula="of:=[.B101]-[.A10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table:formula="of:=[.B102]-[.A102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table:formula="of:=[.B103]-[.A103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B104]-[.A104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table:formula="of:=[.B105]-[.A105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formula="of:=[.B106]-[.A106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table:formula="of:=[.B107]-[.A107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table:formula="of:=[.B108]-[.A108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formula="of:=[.B109]-[.A109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table:formula="of:=[.B110]-[.A110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table:formula="of:=[.B111]-[.A111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formula="of:=[.B112]-[.A112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table:formula="of:=[.B113]-[.A113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table:formula="of:=[.B114]-[.A114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table:formula="of:=[.B115]-[.A115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table:formula="of:=[.B116]-[.A116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table:formula="of:=[.B117]-[.A117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6">
            <text:p>116</text:p>
          </table:table-cell>
          <table:table-cell table:formula="of:=[.B118]-[.A118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table:formula="of:=[.B119]-[.A119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formula="of:=[.B120]-[.A120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9">
            <text:p>119</text:p>
          </table:table-cell>
          <table:table-cell table:formula="of:=[.B121]-[.A121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0">
            <text:p>120</text:p>
          </table:table-cell>
          <table:table-cell table:formula="of:=[.B122]-[.A122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21">
            <text:p>121</text:p>
          </table:table-cell>
          <table:table-cell table:formula="of:=[.B123]-[.A123]" office:value-type="float" office:value="7">
            <text:p>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table:formula="of:=[.B124]-[.A124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23">
            <text:p>123</text:p>
          </table:table-cell>
          <table:table-cell table:formula="of:=[.B125]-[.A125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124">
            <text:p>124</text:p>
          </table:table-cell>
          <table:table-cell table:formula="of:=[.B126]-[.A126]" office:value-type="float" office:value="7">
            <text:p>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5">
            <text:p>125</text:p>
          </table:table-cell>
          <table:table-cell table:formula="of:=[.B127]-[.A127]" office:value-type="float" office:value="7">
            <text:p>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table:formula="of:=[.B128]-[.A128]" office:value-type="float" office:value="8">
            <text:p>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26">
            <text:p>126</text:p>
          </table:table-cell>
          <table:table-cell table:formula="of:=[.B129]-[.A129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table:formula="of:=[.B130]-[.A130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28">
            <text:p>128</text:p>
          </table:table-cell>
          <table:table-cell table:formula="of:=[.B131]-[.A13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29">
            <text:p>129</text:p>
          </table:table-cell>
          <table:table-cell table:formula="of:=[.B132]-[.A132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table:formula="of:=[.B133]-[.A133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table:formula="of:=[.B134]-[.A134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32">
            <text:p>132</text:p>
          </table:table-cell>
          <table:table-cell table:formula="of:=[.B135]-[.A135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table:formula="of:=[.B136]-[.A136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table:formula="of:=[.B137]-[.A137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table:formula="of:=[.B138]-[.A138]" office:value-type="float" office:value="7">
            <text:p>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36">
            <text:p>136</text:p>
          </table:table-cell>
          <table:table-cell table:formula="of:=[.B139]-[.A139]" office:value-type="float" office:value="7">
            <text:p>7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7">
            <text:p>137</text:p>
          </table:table-cell>
          <table:table-cell table:formula="of:=[.B140]-[.A140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38">
            <text:p>138</text:p>
          </table:table-cell>
          <table:table-cell table:formula="of:=[.B141]-[.A141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table:formula="of:=[.B142]-[.A142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40">
            <text:p>140</text:p>
          </table:table-cell>
          <table:table-cell table:formula="of:=[.B143]-[.A143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41">
            <text:p>141</text:p>
          </table:table-cell>
          <table:table-cell table:formula="of:=[.B144]-[.A144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42">
            <text:p>142</text:p>
          </table:table-cell>
          <table:table-cell table:formula="of:=[.B145]-[.A145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table:formula="of:=[.B146]-[.A146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44">
            <text:p>144</text:p>
          </table:table-cell>
          <table:table-cell table:formula="of:=[.B147]-[.A147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table:formula="of:=[.B148]-[.A148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46">
            <text:p>146</text:p>
          </table:table-cell>
          <table:table-cell table:formula="of:=[.B149]-[.A149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147">
            <text:p>147</text:p>
          </table:table-cell>
          <table:table-cell table:formula="of:=[.B150]-[.A150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48">
            <text:p>148</text:p>
          </table:table-cell>
          <table:table-cell table:formula="of:=[.B151]-[.A15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table:formula="of:=[.B152]-[.A152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  <table:table-cell table:formula="of:=[.B153]-[.A153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51">
            <text:p>151</text:p>
          </table:table-cell>
          <table:table-cell table:formula="of:=[.B154]-[.A154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52">
            <text:p>152</text:p>
          </table:table-cell>
          <table:table-cell table:formula="of:=[.B155]-[.A155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53">
            <text:p>153</text:p>
          </table:table-cell>
          <table:table-cell table:formula="of:=[.B156]-[.A156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54">
            <text:p>154</text:p>
          </table:table-cell>
          <table:table-cell table:formula="of:=[.B157]-[.A157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55">
            <text:p>155</text:p>
          </table:table-cell>
          <table:table-cell table:formula="of:=[.B158]-[.A158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formula="of:=[.B159]-[.A159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157">
            <text:p>157</text:p>
          </table:table-cell>
          <table:table-cell table:formula="of:=[.B160]-[.A160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58">
            <text:p>158</text:p>
          </table:table-cell>
          <table:table-cell table:formula="of:=[.B161]-[.A161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159">
            <text:p>159</text:p>
          </table:table-cell>
          <table:table-cell table:formula="of:=[.B162]-[.A162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formula="of:=[.B163]-[.A163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1">
            <text:p>161</text:p>
          </table:table-cell>
          <table:table-cell table:formula="of:=[.B164]-[.A164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62">
            <text:p>162</text:p>
          </table:table-cell>
          <table:table-cell table:formula="of:=[.B165]-[.A165]" office:value-type="float" office:value="6">
            <text:p>6</text:p>
          </table:table-cell>
          <table:table-cell office:value-type="float" office:value="120">
            <text:p>120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table:formula="of:=[.B166]-[.A166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164">
            <text:p>164</text:p>
          </table:table-cell>
          <table:table-cell table:formula="of:=[.B167]-[.A167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165">
            <text:p>165</text:p>
          </table:table-cell>
          <table:table-cell table:formula="of:=[.B168]-[.A168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6">
            <text:p>166</text:p>
          </table:table-cell>
          <table:table-cell table:formula="of:=[.B169]-[.A169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167">
            <text:p>167</text:p>
          </table:table-cell>
          <table:table-cell table:formula="of:=[.B170]-[.A170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168">
            <text:p>168</text:p>
          </table:table-cell>
          <table:table-cell table:formula="of:=[.B171]-[.A171]" office:value-type="float" office:value="5">
            <text:p>5</text:p>
          </table:table-cell>
          <table:table-cell office:value-type="float" office:value="130">
            <text:p>130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69">
            <text:p>169</text:p>
          </table:table-cell>
          <table:table-cell table:formula="of:=[.B172]-[.A172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70">
            <text:p>170</text:p>
          </table:table-cell>
          <table:table-cell table:formula="of:=[.B173]-[.A173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71">
            <text:p>171</text:p>
          </table:table-cell>
          <table:table-cell table:formula="of:=[.B174]-[.A174]" office:value-type="float" office:value="4">
            <text:p>4</text:p>
          </table:table-cell>
          <table:table-cell office:value-type="float" office:value="140">
            <text:p>140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table:formula="of:=[.B175]-[.A175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172">
            <text:p>172</text:p>
          </table:table-cell>
          <table:table-cell table:formula="of:=[.B176]-[.A176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table:formula="of:=[.B177]-[.A177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74">
            <text:p>174</text:p>
          </table:table-cell>
          <table:table-cell table:formula="of:=[.B178]-[.A178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table:formula="of:=[.B179]-[.A17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formula="of:=[.B180]-[.A180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table:formula="of:=[.B181]-[.A181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182]-[.A182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79">
            <text:p>179</text:p>
          </table:table-cell>
          <table:table-cell table:formula="of:=[.B183]-[.A183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[.B184]-[.A184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table:formula="of:=[.B185]-[.A185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table:formula="of:=[.B186]-[.A186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83">
            <text:p>183</text:p>
          </table:table-cell>
          <table:table-cell table:formula="of:=[.B187]-[.A187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table:formula="of:=[.B188]-[.A188]" office:value-type="float" office:value="1">
            <text:p>1</text:p>
          </table:table-cell>
          <table:table-cell office:value-type="float" office:value="170">
            <text:p>170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table:formula="of:=[.B189]-[.A18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table:formula="of:=[.B190]-[.A190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table:formula="of:=[.B191]-[.A191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88">
            <text:p>188</text:p>
          </table:table-cell>
          <table:table-cell table:formula="of:=[.B192]-[.A192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89">
            <text:p>189</text:p>
          </table:table-cell>
          <table:table-cell table:formula="of:=[.B193]-[.A193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[.B194]-[.A194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table:formula="of:=[.B195]-[.A195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2">
            <text:p>192</text:p>
          </table:table-cell>
          <table:table-cell table:formula="of:=[.B196]-[.A196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3">
            <text:p>193</text:p>
          </table:table-cell>
          <table:table-cell table:formula="of:=[.B197]-[.A197]" office:value-type="float" office:value="3">
            <text:p>3</text:p>
          </table:table-cell>
          <table:table-cell office:value-type="float" office:value="150">
            <text:p>150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table:formula="of:=[.B198]-[.A198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95">
            <text:p>195</text:p>
          </table:table-cell>
          <table:table-cell table:formula="of:=[.B199]-[.A199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96">
            <text:p>196</text:p>
          </table:table-cell>
          <table:table-cell table:formula="of:=[.B200]-[.A200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97">
            <text:p>197</text:p>
          </table:table-cell>
          <table:table-cell table:formula="of:=[.B201]-[.A201]" office:value-type="float" office:value="2">
            <text:p>2</text:p>
          </table:table-cell>
          <table:table-cell office:value-type="float" office:value="160">
            <text:p>160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98">
            <text:p>198</text:p>
          </table:table-cell>
          <table:table-cell table:formula="of:=[.B202]-[.A202]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table:formula="of:=[.B203]-[.A203]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200">
            <text:p>200</text:p>
          </table:table-cell>
          <table:table-cell table:formula="of:=[.B204]-[.A204]" office:value-type="float" office:value="3">
            <text:p>3</text:p>
          </table:table-cell>
          <table:table-cell table:number-columns-repeated="2"/>
        </table:table-row>
      </table:table>
      <table:table table:name="Лист5" table:style-name="ta1" table:print="false">
        <table:table-column table:style-name="co1" table:number-columns-repeated="4" table:default-cell-style-name="Default"/>
        <table:table-row table:style-name="ro2">
          <table:table-cell office:value-type="float" office:value="2">
            <text:p>2</text:p>
            <draw:frame table:end-cell-address="Лист5.O34" table:end-x="2.091cm" table:end-y="0.08cm" draw:z-index="0" draw:style-name="gr1" draw:text-style-name="P1" svg:width="33.593cm" svg:height="14.85cm" svg:x="0.111cm" svg:y="0.133cm">
              <draw:object draw:notify-on-update-of-ranges="Лист5.C1:Лист5.C202 Лист5.D1:Лист5.D202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0">
            <text:p>0</text:p>
          </table:table-cell>
          <table:table-cell table:formula="of:=[.B1]-[.A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2]-[.A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]-[.A3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4]-[.A4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B5]-[.A5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[.B6]-[.A6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B7]-[.A7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8]-[.A8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formula="of:=[.B9]-[.A9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formula="of:=[.B10]-[.A10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[.B11]-[.A11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B12]-[.A12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13]-[.A13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[.B14]-[.A14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B15]-[.A15]" office:value-type="float" office:value="-5">
            <text:p>-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[.B16]-[.A16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[.B17]-[.A17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formula="of:=[.B18]-[.A18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[.B19]-[.A19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20]-[.A20]" office:value-type="float" office:value="-4">
            <text:p>-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[.B21]-[.A21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formula="of:=[.B22]-[.A22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[.B23]-[.A23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B24]-[.A2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B25]-[.A2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[.B26]-[.A2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[.B27]-[.A2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.B28]-[.A2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[.B29]-[.A2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.B30]-[.A3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.B31]-[.A3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formula="of:=[.B32]-[.A3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table:formula="of:=[.B33]-[.A3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table:formula="of:=[.B34]-[.A3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[.B35]-[.A3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[.B36]-[.A3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formula="of:=[.B37]-[.A3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[.B38]-[.A3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[.B39]-[.A3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[.B40]-[.A4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formula="of:=[.B41]-[.A4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formula="of:=[.B42]-[.A4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table:formula="of:=[.B43]-[.A4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table:formula="of:=[.B44]-[.A4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formula="of:=[.B45]-[.A4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f:=[.B46]-[.A46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table:formula="of:=[.B47]-[.A47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table:formula="of:=[.B48]-[.A4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[.B49]-[.A4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table:formula="of:=[.B50]-[.A50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table:formula="of:=[.B51]-[.A5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formula="of:=[.B52]-[.A5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table:formula="of:=[.B53]-[.A53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[.B54]-[.A5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table:formula="of:=[.B55]-[.A5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table:formula="of:=[.B56]-[.A56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formula="of:=[.B57]-[.A57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table:formula="of:=[.B58]-[.A58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formula="of:=[.B59]-[.A59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[.B60]-[.A60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formula="of:=[.B61]-[.A61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formula="of:=[.B62]-[.A62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table:formula="of:=[.B63]-[.A63]" office:value-type="float" office:value="-3">
            <text:p>-3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formula="of:=[.B64]-[.A64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table:formula="of:=[.B65]-[.A65]" office:value-type="float" office:value="-2">
            <text:p>-2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formula="of:=[.B66]-[.A6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formula="of:=[.B67]-[.A6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table:formula="of:=[.B68]-[.A68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67">
            <text:p>67</text:p>
          </table:table-cell>
          <table:table-cell table:formula="of:=[.B69]-[.A6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68">
            <text:p>68</text:p>
          </table:table-cell>
          <table:table-cell table:formula="of:=[.B70]-[.A7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69">
            <text:p>69</text:p>
          </table:table-cell>
          <table:table-cell table:formula="of:=[.B71]-[.A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[.B72]-[.A7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[.B73]-[.A7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table:formula="of:=[.B74]-[.A7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73">
            <text:p>73</text:p>
          </table:table-cell>
          <table:table-cell table:formula="of:=[.B75]-[.A7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4">
            <text:p>74</text:p>
          </table:table-cell>
          <table:table-cell table:formula="of:=[.B76]-[.A7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table:formula="of:=[.B77]-[.A7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76">
            <text:p>76</text:p>
          </table:table-cell>
          <table:table-cell table:formula="of:=[.B78]-[.A7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7">
            <text:p>77</text:p>
          </table:table-cell>
          <table:table-cell table:formula="of:=[.B79]-[.A7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8">
            <text:p>78</text:p>
          </table:table-cell>
          <table:table-cell table:formula="of:=[.B80]-[.A8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79">
            <text:p>79</text:p>
          </table:table-cell>
          <table:table-cell table:formula="of:=[.B81]-[.A8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table:formula="of:=[.B82]-[.A8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81">
            <text:p>81</text:p>
          </table:table-cell>
          <table:table-cell table:formula="of:=[.B83]-[.A8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table:formula="of:=[.B84]-[.A8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83">
            <text:p>83</text:p>
          </table:table-cell>
          <table:table-cell table:formula="of:=[.B85]-[.A8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4">
            <text:p>84</text:p>
          </table:table-cell>
          <table:table-cell table:formula="of:=[.B86]-[.A8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formula="of:=[.B87]-[.A8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86">
            <text:p>86</text:p>
          </table:table-cell>
          <table:table-cell table:formula="of:=[.B88]-[.A8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7">
            <text:p>87</text:p>
          </table:table-cell>
          <table:table-cell table:formula="of:=[.B89]-[.A8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88">
            <text:p>88</text:p>
          </table:table-cell>
          <table:table-cell table:formula="of:=[.B90]-[.A9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formula="of:=[.B91]-[.A9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90">
            <text:p>90</text:p>
          </table:table-cell>
          <table:table-cell table:formula="of:=[.B92]-[.A9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table:formula="of:=[.B93]-[.A9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92">
            <text:p>92</text:p>
          </table:table-cell>
          <table:table-cell table:formula="of:=[.B94]-[.A9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formula="of:=[.B95]-[.A9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94">
            <text:p>94</text:p>
          </table:table-cell>
          <table:table-cell table:formula="of:=[.B96]-[.A9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5">
            <text:p>95</text:p>
          </table:table-cell>
          <table:table-cell table:formula="of:=[.B97]-[.A97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96">
            <text:p>96</text:p>
          </table:table-cell>
          <table:table-cell table:formula="of:=[.B98]-[.A9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table:formula="of:=[.B99]-[.A9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98">
            <text:p>98</text:p>
          </table:table-cell>
          <table:table-cell table:formula="of:=[.B100]-[.A10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formula="of:=[.B101]-[.A101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formula="of:=[.B102]-[.A10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table:formula="of:=[.B103]-[.A10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table:formula="of:=[.B104]-[.A10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table:formula="of:=[.B105]-[.A10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04">
            <text:p>104</text:p>
          </table:table-cell>
          <table:table-cell table:formula="of:=[.B106]-[.A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table:formula="of:=[.B107]-[.A10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06">
            <text:p>106</text:p>
          </table:table-cell>
          <table:table-cell table:formula="of:=[.B108]-[.A10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07">
            <text:p>107</text:p>
          </table:table-cell>
          <table:table-cell table:formula="of:=[.B109]-[.A109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08">
            <text:p>108</text:p>
          </table:table-cell>
          <table:table-cell table:formula="of:=[.B110]-[.A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table:formula="of:=[.B111]-[.A11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formula="of:=[.B112]-[.A11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11">
            <text:p>111</text:p>
          </table:table-cell>
          <table:table-cell table:formula="of:=[.B113]-[.A11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12">
            <text:p>112</text:p>
          </table:table-cell>
          <table:table-cell table:formula="of:=[.B114]-[.A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table:formula="of:=[.B115]-[.A11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table:formula="of:=[.B116]-[.A116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formula="of:=[.B117]-[.A11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16">
            <text:p>116</text:p>
          </table:table-cell>
          <table:table-cell table:formula="of:=[.B118]-[.A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table:formula="of:=[.B119]-[.A119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18">
            <text:p>118</text:p>
          </table:table-cell>
          <table:table-cell table:formula="of:=[.B120]-[.A12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19">
            <text:p>119</text:p>
          </table:table-cell>
          <table:table-cell table:formula="of:=[.B121]-[.A12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20">
            <text:p>120</text:p>
          </table:table-cell>
          <table:table-cell table:formula="of:=[.B122]-[.A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formula="of:=[.B123]-[.A123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22">
            <text:p>122</text:p>
          </table:table-cell>
          <table:table-cell table:formula="of:=[.B124]-[.A12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table:formula="of:=[.B125]-[.A12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24">
            <text:p>124</text:p>
          </table:table-cell>
          <table:table-cell table:formula="of:=[.B126]-[.A12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25">
            <text:p>125</text:p>
          </table:table-cell>
          <table:table-cell table:formula="of:=[.B127]-[.A12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table:formula="of:=[.B128]-[.A12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formula="of:=[.B129]-[.A12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formula="of:=[.B130]-[.A130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table:formula="of:=[.B131]-[.A13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table:formula="of:=[.B132]-[.A132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table:formula="of:=[.B133]-[.A13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table:formula="of:=[.B134]-[.A13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table:formula="of:=[.B135]-[.A13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formula="of:=[.B136]-[.A13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table:formula="of:=[.B137]-[.A13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table:formula="of:=[.B138]-[.A13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table:formula="of:=[.B139]-[.A13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table:formula="of:=[.B140]-[.A14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39">
            <text:p>139</text:p>
          </table:table-cell>
          <table:table-cell table:formula="of:=[.B141]-[.A14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0">
            <text:p>140</text:p>
          </table:table-cell>
          <table:table-cell table:formula="of:=[.B142]-[.A142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1">
            <text:p>141</text:p>
          </table:table-cell>
          <table:table-cell table:formula="of:=[.B143]-[.A14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2">
            <text:p>142</text:p>
          </table:table-cell>
          <table:table-cell table:formula="of:=[.B144]-[.A14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table:formula="of:=[.B145]-[.A14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44">
            <text:p>144</text:p>
          </table:table-cell>
          <table:table-cell table:formula="of:=[.B146]-[.A14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table:formula="of:=[.B147]-[.A147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46">
            <text:p>146</text:p>
          </table:table-cell>
          <table:table-cell table:formula="of:=[.B148]-[.A148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47">
            <text:p>147</text:p>
          </table:table-cell>
          <table:table-cell table:formula="of:=[.B149]-[.A14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formula="of:=[.B150]-[.A15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table:formula="of:=[.B151]-[.A15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50">
            <text:p>150</text:p>
          </table:table-cell>
          <table:table-cell table:formula="of:=[.B152]-[.A152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1">
            <text:p>151</text:p>
          </table:table-cell>
          <table:table-cell table:formula="of:=[.B153]-[.A15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table:formula="of:=[.B154]-[.A154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53">
            <text:p>153</text:p>
          </table:table-cell>
          <table:table-cell table:formula="of:=[.B155]-[.A155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4">
            <text:p>154</text:p>
          </table:table-cell>
          <table:table-cell table:formula="of:=[.B156]-[.A15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5">
            <text:p>155</text:p>
          </table:table-cell>
          <table:table-cell table:formula="of:=[.B157]-[.A15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table:formula="of:=[.B158]-[.A15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table:formula="of:=[.B159]-[.A15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58">
            <text:p>158</text:p>
          </table:table-cell>
          <table:table-cell table:formula="of:=[.B160]-[.A160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59">
            <text:p>159</text:p>
          </table:table-cell>
          <table:table-cell table:formula="of:=[.B161]-[.A16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table:formula="of:=[.B162]-[.A16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61">
            <text:p>161</text:p>
          </table:table-cell>
          <table:table-cell table:formula="of:=[.B163]-[.A16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2">
            <text:p>162</text:p>
          </table:table-cell>
          <table:table-cell table:formula="of:=[.B164]-[.A16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formula="of:=[.B165]-[.A165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64">
            <text:p>164</text:p>
          </table:table-cell>
          <table:table-cell table:formula="of:=[.B166]-[.A166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5">
            <text:p>165</text:p>
          </table:table-cell>
          <table:table-cell table:formula="of:=[.B167]-[.A167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66">
            <text:p>166</text:p>
          </table:table-cell>
          <table:table-cell table:formula="of:=[.B168]-[.A16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[.B169]-[.A16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table:formula="of:=[.B170]-[.A17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number-columns-repeated="2" office:value-type="float" office:value="169">
            <text:p>169</text:p>
          </table:table-cell>
          <table:table-cell table:formula="of:=[.B171]-[.A17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table:formula="of:=[.B172]-[.A172]" office:value-type="float" office:value="-1">
            <text:p>-1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table:number-columns-repeated="2" office:value-type="float" office:value="171">
            <text:p>171</text:p>
          </table:table-cell>
          <table:table-cell table:formula="of:=[.B173]-[.A173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172">
            <text:p>172</text:p>
          </table:table-cell>
          <table:table-cell table:formula="of:=[.B174]-[.A17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table:formula="of:=[.B175]-[.A17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table:formula="of:=[.B176]-[.A17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table:formula="of:=[.B177]-[.A177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formula="of:=[.B178]-[.A178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table:formula="of:=[.B179]-[.A17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table:formula="of:=[.B180]-[.A180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[.B181]-[.A18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table:formula="of:=[.B182]-[.A182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table:formula="of:=[.B183]-[.A18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table:formula="of:=[.B184]-[.A184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table:formula="of:=[.B185]-[.A18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184">
            <text:p>184</text:p>
          </table:table-cell>
          <table:table-cell table:formula="of:=[.B186]-[.A186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[.B187]-[.A18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table:formula="of:=[.B188]-[.A18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table:formula="of:=[.B189]-[.A18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table:formula="of:=[.B190]-[.A190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table:formula="of:=[.B191]-[.A191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90">
            <text:p>190</text:p>
          </table:table-cell>
          <table:table-cell table:formula="of:=[.B192]-[.A192]" office:value-type="float" office:value="2">
            <text:p>2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table:formula="of:=[.B193]-[.A193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table:formula="of:=[.B194]-[.A194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table:formula="of:=[.B195]-[.A195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table:formula="of:=[.B196]-[.A196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table:formula="of:=[.B197]-[.A197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table:formula="of:=[.B198]-[.A198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table:formula="of:=[.B199]-[.A199]" office:value-type="float" office:value="1">
            <text:p>1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table:formula="of:=[.B200]-[.A200]" office:value-type="float" office:value="1">
            <text:p>1</text:p>
          </table:table-cell>
          <table:table-cell/>
        </table:table-row>
        <table:table-row table:style-name="ro2">
          <table:table-cell table:number-columns-repeated="2" office:value-type="float" office:value="199">
            <text:p>199</text:p>
          </table:table-cell>
          <table:table-cell table:formula="of:=[.B201]-[.A201]" office:value-type="float" office:value="0">
            <text:p>0</text:p>
          </table:table-cell>
          <table:table-cell/>
        </table:table-row>
        <table:table-row table:style-name="ro2">
          <table:table-cell table:number-columns-repeated="2" office:value-type="float" office:value="200">
            <text:p>200</text:p>
          </table:table-cell>
          <table:table-cell table:formula="of:=[.B202]-[.A202]" office:value-type="float" office:value="0">
            <text:p>0</text:p>
          </table:table-cell>
          <table:table-cell/>
        </table:table-row>
      </table:table>
      <table:table table:name="Калк" table:style-name="ta1" table:print="false">
        <table:table-column table:style-name="co2" table:number-columns-repeated="4" table:default-cell-style-name="ce4"/>
        <table:table-column table:style-name="co3" table:default-cell-style-name="ce4"/>
        <table:table-column table:style-name="co2" table:default-cell-style-name="ce4"/>
        <table:table-column table:style-name="co1" table:default-cell-style-name="Default"/>
        <table:table-row table:style-name="ro2">
          <table:table-cell table:style-name="ce3" table:formula="of:=[.B1]/1.5" office:value-type="float" office:value="32.9218106995885">
            <text:p>32.92</text:p>
          </table:table-cell>
          <table:table-cell table:style-name="ce3" table:formula="of:=[.C1]/1.5" office:value-type="float" office:value="49.3827160493827">
            <text:p>49.38</text:p>
          </table:table-cell>
          <table:table-cell table:style-name="ce3" table:formula="of:=[.D1]/1.5" office:value-type="float" office:value="74.0740740740741">
            <text:p>74.07</text:p>
          </table:table-cell>
          <table:table-cell table:style-name="ce3" table:formula="of:=[.E1]/1.5" office:value-type="float" office:value="111.111111111111">
            <text:p>111.11</text:p>
          </table:table-cell>
          <table:table-cell table:style-name="ce3" table:formula="of:=[.F1]/1.5" office:value-type="float" office:value="166.666666666667">
            <text:p>166.67</text:p>
          </table:table-cell>
          <table:table-cell table:style-name="ce3" office:value-type="float" office:value="250">
            <text:p>250.00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0.065</text:p>
          </table:table-cell>
          <table:table-cell office:value-type="string">
            <text:p>0.098</text:p>
          </table:table-cell>
          <table:table-cell office:value-type="string">
            <text:p>0.148</text:p>
          </table:table-cell>
          <table:table-cell office:value-type="string">
            <text:p>0.222</text:p>
          </table:table-cell>
          <table:table-cell office:value-type="string">
            <text:p>0.333</text:p>
          </table:table-cell>
          <table:table-cell office:value-type="string">
            <text:p>0.5</text:p>
          </table:table-cell>
          <table:table-cell/>
        </table:table-row>
        <table:table-row table:style-name="ro2">
          <table:table-cell table:formula="of:=[.A1]/[.$G1]" office:value-type="float" office:value="0.0940623162845385">
            <text:p>0.094</text:p>
          </table:table-cell>
          <table:table-cell table:formula="of:=[.B1]/[.$G1]" office:value-type="float" office:value="0.141093474426808">
            <text:p>0.141</text:p>
          </table:table-cell>
          <table:table-cell table:formula="of:=[.C1]/[.$G1]" office:value-type="float" office:value="0.211640211640212">
            <text:p>0.212</text:p>
          </table:table-cell>
          <table:table-cell table:formula="of:=[.D1]/[.$G1]" office:value-type="float" office:value="0.317460317460317">
            <text:p>0.317</text:p>
          </table:table-cell>
          <table:table-cell table:formula="of:=[.E1]/[.$G1]" office:value-type="float" office:value="0.476190476190476">
            <text:p>0.476</text:p>
          </table:table-cell>
          <table:table-cell table:formula="of:=[.F1]/[.$G1]" office:value-type="float" office:value="0.714285714285714">
            <text:p>0.71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6" number:language="ee" number:country="GH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22.02.2016</text:date>, <text:time>17:09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2-22T14:52:02.85</meta:creation-date>
    <dc:date>2016-02-22T17:09:48.11</dc:date>
    <dc:creator>Владимир Ласкин</dc:creator>
    <meta:editing-duration>PT1H35M47S</meta:editing-duration>
    <meta:editing-cycles>5</meta:editing-cycles>
    <meta:generator>OpenOffice/4.1.2$Win32 OpenOffice.org_project/412m3$Build-9782</meta:generator>
    <meta:document-statistic meta:table-count="6" meta:cell-count="37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58cm" svg:height="14.48cm" xlink:href=".." xlink:type="simple" chart:class="chart:line" chart:style-name="ch1">
        <chart:legend chart:legend-position="end" svg:x="20.574cm" svg:y="6.928cm" style:legend-expansion="high" chart:style-name="ch2"/>
        <chart:plot-area chart:style-name="ch3" table:cell-range-address="Лист1.C2:Лист1.C203" svg:x="0.921cm" svg:y="1.291cm" svg:width="18.711cm" svg:height="12.48cm">
          <chartooo:coordinate-region svg:x="1.648cm" svg:y="1.503cm" svg:width="17.793cm" svg:height="12.0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C2:Лист1.C203" chart:class="chart:line"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1.C2:Лист1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701cm" svg:height="14.952cm" xlink:href=".." xlink:type="simple" chart:class="chart:line" chart:style-name="ch1">
        <chart:legend chart:legend-position="end" svg:x="29.717cm" svg:y="6.902cm" style:legend-expansion="high" chart:style-name="ch2"/>
        <chart:plot-area chart:style-name="ch3" table:cell-range-address="Лист2.C1:Лист2.D205" svg:x="1.104cm" svg:y="1.331cm" svg:width="27.305cm" svg:height="12.902cm">
          <chartooo:coordinate-region svg:x="1.646cm" svg:y="1.543cm" svg:width="25.955cm" svg:height="12.4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Лист2.C1:Лист2.C205" chart:class="chart:line">
            <chart:data-point chart:repeated="205"/>
          </chart:series>
          <chart:series chart:attached-axis="secondary-y" chart:style-name="ch8" chart:values-cell-range-address="Лист2.D1:Лист2.D205" chart:class="chart:line">
            <chart:data-point chart:repeated="20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2.C1:Лист2.C205</svg:desc>
                </draw:g>
              </table:table-cell>
              <table:table-cell office:value-type="float" office:value="NaN">
                <text:p>NaN</text:p>
                <draw:g>
                  <svg:desc>Лист2.D1:Лист2.D2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">
                <text:p>-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">
                <text:p>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3">
                <text:p>-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17cm" svg:height="14.904cm" xlink:href=".." xlink:type="simple" chart:class="chart:line" chart:style-name="ch1">
        <chart:legend chart:legend-position="end" svg:x="30.833cm" svg:y="6.878cm" style:legend-expansion="high" chart:style-name="ch2"/>
        <chart:plot-area chart:style-name="ch3" table:cell-range-address="Лист3.C1:Лист3.D202" svg:x="1.126cm" svg:y="1.327cm" svg:width="28.355cm" svg:height="12.859cm">
          <chartooo:coordinate-region svg:x="1.668cm" svg:y="1.539cm" svg:width="27.006cm" svg:height="12.435cm"/>
          <chart:axis chart:dimension="x" chart:name="primary-x" chart:style-name="ch4"/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Лист3.C1:Лист3.C202" chart:class="chart:line">
            <chart:data-point chart:repeated="202"/>
          </chart:series>
          <chart:series chart:attached-axis="secondary-y" chart:style-name="ch7" chart:values-cell-range-address="Лист3.D1:Лист3.D202" chart:class="chart:line">
            <chart:data-point chart:repeated="20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3.C1:Лист3.C202</svg:desc>
                </draw:g>
              </table:table-cell>
              <table:table-cell office:value-type="float" office:value="NaN">
                <text:p>NaN</text:p>
                <draw:g>
                  <svg:desc>Лист3.D1:Лист3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374cm" svg:height="13.848cm" xlink:href=".." xlink:type="simple" chart:class="chart:line" chart:style-name="ch1">
        <chart:legend chart:legend-position="end" svg:x="20.39cm" svg:y="6.35cm" style:legend-expansion="high" chart:style-name="ch2"/>
        <chart:plot-area chart:style-name="ch3" table:cell-range-address="Лист4.C1:Лист4.D204" svg:x="0.917cm" svg:y="1.239cm" svg:width="18.539cm" svg:height="11.913cm">
          <chartooo:coordinate-region svg:x="1.538cm" svg:y="1.452cm" svg:width="17.11cm" svg:height="11.4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Лист4.C1:Лист4.C204" chart:class="chart:line">
            <chart:data-point chart:repeated="204"/>
          </chart:series>
          <chart:series chart:attached-axis="secondary-y" chart:style-name="ch8" chart:values-cell-range-address="Лист4.D1:Лист4.D204" chart:class="chart:line">
            <chart:data-point chart:repeated="2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4.C1:Лист4.C204</svg:desc>
                </draw:g>
              </table:table-cell>
              <table:table-cell office:value-type="float" office:value="NaN">
                <text:p>NaN</text:p>
                <draw:g>
                  <svg:desc>Лист4.D1:Лист4.D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">
                <text:p>-4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">
                <text:p>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">
                <text:p>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94cm" svg:height="14.851cm" xlink:href=".." xlink:type="simple" chart:class="chart:line" chart:style-name="ch1">
        <chart:legend chart:legend-position="end" svg:x="30.61cm" svg:y="6.851cm" style:legend-expansion="high" chart:style-name="ch2"/>
        <chart:plot-area chart:style-name="ch3" table:cell-range-address="Лист5.C1:Лист5.D202" svg:x="1.121cm" svg:y="1.323cm" svg:width="28.147cm" svg:height="12.811cm">
          <chartooo:coordinate-region svg:x="1.663cm" svg:y="1.535cm" svg:width="26.797cm" svg:height="12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Лист5.C1:Лист5.C202" chart:class="chart:line">
            <chart:data-point chart:repeated="202"/>
          </chart:series>
          <chart:series chart:attached-axis="secondary-y" chart:style-name="ch8" chart:values-cell-range-address="Лист5.D1:Лист5.D202" chart:class="chart:line">
            <chart:data-point chart:repeated="20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Лист5.C1:Лист5.C202</svg:desc>
                </draw:g>
              </table:table-cell>
              <table:table-cell office:value-type="float" office:value="NaN">
                <text:p>NaN</text:p>
                <draw:g>
                  <svg:desc>Лист5.D1:Лист5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">
                <text:p>-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">
                <text:p>-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">
                <text:p>-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